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4cm" svg:y1="7.2cm" svg:x2="2.4cm" svg:y2="1.4cm">
          <text:p/>
        </draw:line>
        <draw:line draw:style-name="gr1" draw:text-style-name="P1" draw:layer="layout" svg:x1="2.4cm" svg:y1="7.2cm" svg:x2="9.9cm" svg:y2="7.2cm">
          <text:p/>
        </draw:line>
        <draw:line draw:style-name="gr2" draw:text-style-name="P1" draw:layer="layout" svg:x1="2.2cm" svg:y1="6.8cm" svg:x2="2.6cm" svg:y2="6.8cm">
          <text:p/>
        </draw:line>
        <draw:custom-shape draw:style-name="gr3" draw:text-style-name="P2" draw:layer="layout" svg:width="0.1cm" svg:height="0.1cm" svg:x="2.8cm" svg:y="6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401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001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402cm" svg:y="6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303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04cm" svg:y="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102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03cm" svg:y="5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1cm" svg:height="0.1cm" svg:x="4.804cm" svg:y="3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87cm" svg:y1="10.595cm" svg:x2="2.4cm" svg:y2="7.6cm">
          <text:p/>
        </draw:line>
        <draw:line draw:style-name="gr1" draw:text-style-name="P1" draw:layer="layout" svg:x1="2.387cm" svg:y1="10.595cm" svg:x2="9.887cm" svg:y2="10.595cm">
          <text:p/>
        </draw:line>
        <draw:line draw:style-name="gr2" draw:text-style-name="P1" draw:layer="layout" svg:x1="2.187cm" svg:y1="9.595cm" svg:x2="2.587cm" svg:y2="9.595cm">
          <text:p/>
        </draw:line>
        <draw:custom-shape draw:style-name="gr3" draw:text-style-name="P2" draw:layer="layout" svg:width="0.1cm" svg:height="0.1cm" svg:x="2.787cm" svg:y="9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2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2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3.7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7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4.7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2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9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88cm" svg:y="9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2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7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789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2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29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7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79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9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29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793cm" svg:y="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853cm" svg:height="0.962cm" svg:x="1.447cm" svg:y="6.338cm">
          <draw:text-box>
            <text:p>1</text:p>
          </draw:text-box>
        </draw:frame>
        <draw:frame draw:style-name="gr4" draw:text-style-name="P3" draw:layer="layout" svg:width="0.853cm" svg:height="0.962cm" svg:x="1.448cm" svg:y="9.138cm">
          <draw:text-box>
            <text:p>3</text:p>
          </draw:text-box>
        </draw:frame>
        <draw:frame draw:style-name="gr5" draw:text-style-name="P4" draw:layer="layout" svg:width="0.409cm" svg:height="0.779cm" svg:x="9.273cm" svg:y="7.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409cm" svg:height="0.779cm" svg:x="9.274cm" svg:y="10.7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953cm" svg:height="0.878cm" svg:x="1.347cm" svg:y="7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0.686cm" svg:height="0.878cm" svg:x="1.514cm" svg:y="1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" draw:text-style-name="P2" draw:layer="layout" svg:width="0.1cm" svg:height="0.1cm" svg:x="6.705cm" svg:y="1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5.704cm" svg:y="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105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104cm" svg:y="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6.505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104cm" svg:y="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505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505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906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7.905cm" svg:y="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306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2cm" svg:y1="6.8cm" svg:x2="2.6cm" svg:y2="6.8cm">
          <text:p/>
        </draw:line>
        <draw:custom-shape draw:style-name="gr3" draw:text-style-name="P2" draw:layer="layout" svg:width="0.1cm" svg:height="0.1cm" svg:x="8.307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707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8.707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1cm" svg:x="9.107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27:01.565000000</meta:creation-date>
    <dc:date>2021-12-09T13:03:11.247966903</dc:date>
    <meta:editing-duration>PT6M17S</meta:editing-duration>
    <meta:editing-cycles>4</meta:editing-cycles>
    <meta:generator>LibreOffice/6.4.7.2$Linux_X86_64 LibreOffice_project/40$Build-2</meta:generator>
    <meta:document-statistic meta:object-count="61"/>
  </office:meta>
</office:document-meta>
</file>

<file path=Object 1/content.xml><?xml version="1.0" encoding="utf-8"?>
<math xmlns="http://www.w3.org/1998/Math/MathML" display="block">
  <semantics>
    <mi>i</mi>
    <annotation encoding="StarMath 5.0">i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i>c</mi>
      <msub>
        <mi>'</mi>
        <mi>i</mi>
      </msub>
    </mrow>
    <annotation encoding="StarMath 5.0">c'_i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i</annotation>
  </semantics>
</math>
</file>